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7_2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aron Brylauski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October 2, 1892</text:p>
      <text:p text:style-name="P2">Month<text:tab/><text:tab/><text:tab/><text:tab/><text:tab/><text:tab/>October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Baltimore</text:p>
      <text:p text:style-name="P2">State<text:tab/><text:tab/><text:tab/><text:tab/><text:tab/><text:tab/>MD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1403 Linden Ave/</text:p>
      <text:p text:style-name="P5">Rev. S. Morais./</text:p>
      <text:p text:style-name="P5"><text:tab/>Respected sir./</text:p>
      <text:p text:style-name="P5"><text:tab/><text:tab/>Permit me/ to thank you for the kindly feeling/ displayed to my dear Father at the/ Funeral of our beloved Mother. <text:s/>Your/ words of comfort and consolation feel/ like balm on the sore heart. <text:s/>For myself/ it was a beautiful and truthful tribute/ of the virtues of the departed--again/ thanking you I remain sincerely/ Your obedient servant/ Aaron Brylauski/</text:p>
      <text:p text:style-name="P5">Balto Oct 2[/ inserted by author]92/</text:p>
      <text:p text:style-name="P5">"A Pleasant Yontiff to you &amp; yours."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2:16:35.33</meta:creation-date>
    <meta:document-statistic meta:table-count="0" meta:image-count="0" meta:object-count="0" meta:page-count="2" meta:paragraph-count="66" meta:word-count="245" meta:character-count="1742"/>
    <dc:date>2011-12-01T12:20:00.57</dc:date>
    <dc:creator>Penn Libraries</dc:creator>
    <meta:editing-duration>PT00H03M25S</meta:editing-duration>
    <meta:editing-cycles>1</meta:editing-cycles>
    <meta:generator>OpenOffice.org/3.2$Win32 OpenOffice.org_project/320m12$Build-9483</meta:generator>
  </office:meta>
</office:document-meta>
</file>